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Standaard" style:family="paragraph">
      <style:text-properties fo:font-size="18pt" style:font-size-asian="18pt" style:font-size-complex="18pt"/>
    </style:style>
    <style:style style:name="P3" style:parent-style-name="Standaard" style:family="paragraph">
      <style:text-properties fo:font-size="18pt" style:font-size-asian="18pt" style:font-size-complex="18pt"/>
    </style:style>
    <style:style style:name="P4" style:parent-style-name="Standaard" style:family="paragraph">
      <style:text-properties fo:font-size="18pt" style:font-size-asian="18pt" style:font-size-complex="18pt"/>
    </style:style>
    <style:style style:name="P5" style:parent-style-name="Standaard" style:family="paragraph">
      <style:text-properties fo:font-size="18pt" style:font-size-asian="18pt" style:font-size-complex="18pt"/>
    </style:style>
    <style:style style:name="P6" style:parent-style-name="Standaard" style:family="paragraph">
      <style:text-properties fo:font-size="18pt" style:font-size-asian="18pt" style:font-size-complex="18pt"/>
    </style:style>
    <style:style style:name="P7" style:parent-style-name="Standaard" style:family="paragraph">
      <style:text-properties fo:font-size="18pt" style:font-size-asian="18pt" style:font-size-complex="18pt"/>
    </style:style>
    <style:style style:name="P8" style:parent-style-name="Standaard" style:family="paragraph">
      <style:text-properties fo:font-size="18pt" style:font-size-asian="18pt" style:font-size-complex="18pt"/>
    </style:style>
    <style:style style:name="P9" style:parent-style-name="Standaard" style:family="paragraph">
      <style:text-properties fo:font-size="18pt" style:font-size-asian="18pt" style:font-size-complex="18pt"/>
    </style:style>
    <style:style style:name="P10" style:parent-style-name="Standaard" style:family="paragraph">
      <style:text-properties fo:font-size="18pt" style:font-size-asian="18pt" style:font-size-complex="18pt"/>
    </style:style>
    <style:style style:name="T11" style:parent-style-name="Standaardalinea-lettertype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<text:s text:c="15"/>Afspraken groep</text:p>
      <text:p text:style-name="Standaard"/>
      <text:p text:style-name="P2"><text:s text:c="11"/>Hoe bereiken we elkaar?<text:s/></text:p>
      <text:p text:style-name="P3">We maken een discord groep aan en overleggen dan wanneer iedereen kan.</text:p>
      <text:p text:style-name="P4"><text:s text:c="11"/>Wat als je ziek word?<text:s/></text:p>
      <text:p text:style-name="P5">Dan zetten we in de discord groep wat je hebt gemist zodat je volgende keer normaal mee kan werken</text:p>
      <text:p text:style-name="P6"/>
      <text:p text:style-name="P7"><text:s text:c="11"/>Hoe verdelen we de taken?<text:line-break/>We proberen iedereen zo eerlijk mogelijk<text:s/><text:s/>te verdelen</text:p>
      <text:p text:style-name="P8"/>
      <text:p text:style-name="P9">Hoe gaan we alles optijd afhebben?</text:p>
      <text:p text:style-name="P10">Goed plannen</text:p>
      <text:p text:style-name="Standaard"><text:span text:style-name="T11">Sam de jong, Long, mil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 de Jong</meta:initial-creator>
    <dc:creator>Sam de Jong</dc:creator>
    <meta:creation-date>2022-11-24T10:42:00Z</meta:creation-date>
    <dc:date>2022-11-24T12:53:00Z</dc:date>
    <meta:template xlink:href="Normal.dotm" xlink:type="simple"/>
    <meta:editing-cycles>1</meta:editing-cycles>
    <meta:editing-duration>PT7860S</meta:editing-duration>
    <meta:document-statistic meta:page-count="1" meta:paragraph-count="1" meta:word-count="67" meta:character-count="438" meta:row-count="3" meta:non-whitespace-character-count="372"/>
  </office:meta>
</office:document-meta>
</file>